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35cm" svg:stroke-color="#00ff25" draw:stroke-linejoin="round" svg:stroke-linecap="round" draw:fill="none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solid" svg:stroke-width="0.035cm" svg:stroke-color="#00ff25" draw:stroke-linejoin="miter" svg:stroke-linecap="round" draw:fill="none" fo:padding-top="0.017cm" fo:padding-bottom="0.017cm" fo:padding-left="0.017cm" fo:padding-right="0.017cm" loext:decorative="false"/>
    </style:style>
    <style:style style:name="gr4" style:family="graphic" style:parent-style-name="standard">
      <style:graphic-properties draw:stroke="solid" svg:stroke-width="0.105cm" svg:stroke-color="#00ff25" draw:stroke-linejoin="round" svg:stroke-linecap="round" draw:fill="none" fo:padding-top="0.052cm" fo:padding-bottom="0.052cm" fo:padding-left="0.052cm" fo:padding-right="0.052cm" loext:decorative="false"/>
    </style:style>
    <style:style style:name="gr5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effc6" loext:decorative="false"/>
    </style:style>
    <style:style style:name="gr8" style:family="graphic" style:parent-style-name="standard">
      <style:graphic-properties draw:stroke="none" draw:fill="solid" draw:fill-color="#feffc7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efec6" loext:decorative="false"/>
    </style:style>
    <style:style style:name="gr11" style:family="graphic" style:parent-style-name="standard">
      <style:graphic-properties draw:stroke="none" draw:fill="solid" draw:fill-color="#666650" loext:decorative="false"/>
    </style:style>
    <style:style style:name="gr12" style:family="graphic" style:parent-style-name="standard">
      <style:graphic-properties draw:stroke="none" draw:fill="solid" draw:fill-color="#989976" loext:decorative="false"/>
    </style:style>
    <style:style style:name="gr13" style:family="graphic" style:parent-style-name="standard">
      <style:graphic-properties draw:stroke="none" draw:fill="solid" draw:fill-color="#cacc9f" loext:decorative="false"/>
    </style:style>
    <style:style style:name="gr14" style:family="graphic" style:parent-style-name="standard">
      <style:graphic-properties draw:stroke="none" draw:fill="solid" draw:fill-color="#ffffc6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7cm" svg:stroke-color="#000000" draw:stroke-linejoin="round" svg:stroke-linecap="round" draw:fill="none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none" draw:fill="solid" draw:fill-color="#00ff25" loext:decorative="false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3.558cm" fo:min-width="1.988cm" fo:padding-top="0.017cm" fo:padding-bottom="0.017cm" fo:padding-left="0.017cm" fo:padding-right="0.017cm" loext:decorative="false"/>
    </style:style>
    <style:style style:name="gr19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horizontal-align="center" draw:textarea-vertical-align="middle" fo:padding-top="0.053cm" fo:padding-bottom="0.053cm" fo:padding-left="0.053cm" fo:padding-right="0.053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61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solid" draw:fill-color="#feffc6"/>
    </style:style>
    <style:style style:name="P6" style:family="paragraph">
      <loext:graphic-properties draw:fill="solid" draw:fill-color="#feffc7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solid" draw:fill-color="#fefec6"/>
    </style:style>
    <style:style style:name="P9" style:family="paragraph">
      <loext:graphic-properties draw:fill="solid" draw:fill-color="#666650"/>
    </style:style>
    <style:style style:name="P10" style:family="paragraph">
      <loext:graphic-properties draw:fill="solid" draw:fill-color="#989976"/>
    </style:style>
    <style:style style:name="P11" style:family="paragraph">
      <loext:graphic-properties draw:fill="solid" draw:fill-color="#cacc9f"/>
    </style:style>
    <style:style style:name="P12" style:family="paragraph">
      <loext:graphic-properties draw:fill="solid" draw:fill-color="#ffffc6"/>
    </style:style>
    <style:style style:name="P13" style:family="paragraph">
      <loext:graphic-properties draw:fill="none"/>
      <style:text-properties fo:font-size="6pt" style:font-size-asian="6pt" style:font-size-complex="6pt"/>
    </style:style>
    <style:style style:name="P14" style:family="paragraph">
      <loext:graphic-properties draw:fill="solid" draw:fill-color="#00ff25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color="#ff0000" loext:opacity="100%" style:font-name="Linux Biolinum O" fo:font-size="20pt" style:font-size-asian="20pt" style:font-size-complex="20pt"/>
    </style:style>
    <style:style style:name="P17" style:family="paragraph">
      <loext:graphic-properties draw:fill="none" draw:fill-color="#ffffff"/>
      <style:text-properties fo:color="#ff0000" loext:opacity="100%" style:font-name="Linux Biolinum O" fo:font-size="20pt" style:font-size-asian="20pt" style:font-size-complex="20pt"/>
    </style:style>
    <style:style style:name="T1" style:family="text">
      <style:text-properties fo:color="#000000" loext:opacity="100%" style:font-name="HelveticaNeue" fo:font-size="8pt" fo:font-weight="normal" style:font-name-asian="HelveticaNeue" style:font-size-asian="8pt" style:font-weight-asian="normal" style:font-name-complex="HelveticaNeue" style:font-size-complex="8pt" style:font-weight-complex="normal"/>
    </style:style>
    <style:style style:name="T2" style:family="text">
      <style:text-properties fo:color="#000000" loext:opacity="100%" style:font-name="HelveticaNeue" fo:font-size="16pt" fo:font-weight="normal" style:font-name-asian="HelveticaNeue" style:font-size-asian="16pt" style:font-weight-asian="normal" style:font-name-complex="HelveticaNeue" style:font-size-complex="16pt" style:font-weight-complex="normal"/>
    </style:style>
    <style:style style:name="T3" style:family="text">
      <style:text-properties fo:color="#000000" loext:opacity="100%" style:font-name="HelveticaNeue" fo:font-size="6pt" fo:font-weight="normal" style:font-name-asian="HelveticaNeue" style:font-size-asian="6pt" style:font-weight-asian="normal" style:font-name-complex="HelveticaNeue" style:font-size-complex="6pt" style:font-weight-complex="normal"/>
    </style:style>
    <style:style style:name="T4" style:family="text">
      <style:text-properties fo:color="#ff0000" loext:opacity="100%" style:font-name="Linux Biolinum 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4.341cm" svg:height="18.344cm" svg:x="0cm" svg:y="0cm" svg:viewBox="0 0 24342 18345" draw:points="0,18345 24342,18345 24342,0 0,0">
          <text:p/>
        </draw:polygon>
        <draw:polygon draw:style-name="gr1" draw:text-style-name="P1" draw:layer="layout" svg:width="24.341cm" svg:height="18.344cm" svg:x="0cm" svg:y="0cm" svg:viewBox="0 0 24342 18345" draw:points="0,18345 24342,18345 24342,0 0,0">
          <text:p/>
        </draw:polygon>
        <draw:line draw:style-name="gr2" draw:text-style-name="P2" draw:layer="layout" svg:x1="23.369cm" svg:y1="10.523cm" svg:x2="20.618cm" svg:y2="10.534cm">
          <text:p/>
        </draw:line>
        <draw:polyline draw:style-name="gr3" draw:text-style-name="P2" draw:layer="layout" svg:width="3cm" svg:height="1.5cm" svg:x="16.118cm" svg:y="11.03cm" svg:viewBox="0 0 3001 1501" draw:points="0,1497 2497,1501 2506,0 3001,0">
          <text:p/>
        </draw:polyline>
        <draw:line draw:style-name="gr4" draw:text-style-name="P2" draw:layer="layout" svg:x1="5.826cm" svg:y1="2.774cm" svg:x2="5.826cm" svg:y2="7.278cm">
          <text:p/>
        </draw:line>
        <draw:line draw:style-name="gr2" draw:text-style-name="P2" draw:layer="layout" svg:x1="7.077cm" svg:y1="4.275cm" svg:x2="5.826cm" svg:y2="4.261cm">
          <text:p/>
        </draw:line>
        <draw:line draw:style-name="gr2" draw:text-style-name="P2" draw:layer="layout" svg:x1="5.826cm" svg:y1="5.767cm" svg:x2="7.077cm" svg:y2="5.775cm">
          <text:p/>
        </draw:line>
        <draw:line draw:style-name="gr4" draw:text-style-name="P2" draw:layer="layout" svg:x1="12.368cm" svg:y1="0.524cm" svg:x2="12.368cm" svg:y2="17.024cm">
          <text:p/>
        </draw:line>
        <draw:polyline draw:style-name="gr2" draw:text-style-name="P2" draw:layer="layout" svg:width="2.329cm" svg:height="0.171cm" svg:x="12.368cm" svg:y="5.36cm" svg:viewBox="0 0 2330 172" draw:points="2330,0 2001,165 0,172">
          <text:p/>
        </draw:polyline>
        <draw:polyline draw:style-name="gr2" draw:text-style-name="P2" draw:layer="layout" svg:width="2.329cm" svg:height="0.166cm" svg:x="12.368cm" svg:y="12.023cm" svg:viewBox="0 0 2330 167" draw:points="2330,167 2001,1 0,0">
          <text:p/>
        </draw:polyline>
        <draw:line draw:style-name="gr2" draw:text-style-name="P2" draw:layer="layout" svg:x1="12.368cm" svg:y1="9.531cm" svg:x2="16.119cm" svg:y2="9.524cm">
          <text:p/>
        </draw:line>
        <draw:polyline draw:style-name="gr2" draw:text-style-name="P2" draw:layer="layout" svg:width="16cm" svg:height="5.125cm" svg:x="0.868cm" svg:y="9.899cm" svg:viewBox="0 0 16001 5126" draw:points="16001,0 16001,5126 0,5126">
          <text:p/>
        </draw:polyline>
        <draw:polygon draw:style-name="gr5" draw:text-style-name="P2" draw:layer="layout" svg:width="0.75cm" svg:height="0.5cm" svg:x="0.118cm" svg:y="14.774cm" svg:viewBox="0 0 751 501" draw:points="0,0 501,0 751,250 501,501 0,501">
          <text:p/>
        </draw:polygon>
        <draw:frame draw:style-name="gr6" draw:text-style-name="P4" draw:layer="layout" svg:width="0.468cm" svg:height="0.391cm" svg:x="12.795cm" svg:y="9.577cm">
          <draw:text-box>
            <text:p text:style-name="P3"><text:span text:style-name="T1">v=1</text:span></text:p>
          </draw:text-box>
        </draw:frame>
        <draw:polygon draw:style-name="gr5" draw:text-style-name="P2" draw:layer="layout" svg:width="0.75cm" svg:height="0.5cm" svg:x="0.121cm" svg:y="16.024cm" svg:viewBox="0 0 751 501" draw:points="0,0 501,0 751,251 501,501 0,501">
          <text:p/>
        </draw:polygon>
        <draw:frame draw:style-name="gr6" draw:text-style-name="P4" draw:layer="layout" svg:width="0.675cm" svg:height="0.391cm" svg:x="0.183cm" svg:y="15.432cm">
          <draw:text-box>
            <text:p text:style-name="P3"><text:span text:style-name="T1">reset</text:span></text:p>
          </draw:text-box>
        </draw:frame>
        <draw:polyline draw:style-name="gr2" draw:text-style-name="P2" draw:layer="layout" svg:width="18.247cm" svg:height="6.257cm" svg:x="0.871cm" svg:y="10.025cm" svg:viewBox="0 0 18248 6258" draw:points="0,6250 17003,6258 17012,9 18248,0">
          <text:p/>
        </draw:polyline>
        <draw:line draw:style-name="gr2" draw:text-style-name="P2" draw:layer="layout" svg:x1="10.828cm" svg:y1="13.156cm" svg:x2="10.821cm" svg:y2="14.65cm">
          <text:p/>
        </draw:line>
        <draw:line draw:style-name="gr2" draw:text-style-name="P2" draw:layer="layout" svg:x1="21.118cm" svg:y1="2.524cm" svg:x2="23.368cm" svg:y2="2.524cm">
          <text:p/>
        </draw:line>
        <draw:line draw:style-name="gr2" draw:text-style-name="P2" draw:layer="layout" svg:x1="16.118cm" svg:y1="2.024cm" svg:x2="18.868cm" svg:y2="2.024cm">
          <text:p/>
        </draw:line>
        <draw:polyline draw:style-name="gr2" draw:text-style-name="P2" draw:layer="layout" svg:width="2.75cm" svg:height="2cm" svg:x="16.118cm" svg:y="3.024cm" svg:viewBox="0 0 2751 2001" draw:points="0,2001 1500,2001 1500,0 2751,0">
          <text:p/>
        </draw:polyline>
        <draw:polyline draw:style-name="gr2" draw:text-style-name="P2" draw:layer="layout" svg:width="2.329cm" svg:height="0.164cm" svg:x="12.368cm" svg:y="2.36cm" svg:viewBox="0 0 2330 165" draw:points="2330,0 2001,165 0,165">
          <text:p/>
        </draw:polyline>
        <draw:polyline draw:style-name="gr2" draw:text-style-name="P2" draw:layer="layout" svg:width="3.829cm" svg:height="0.165cm" svg:x="10.868cm" svg:y="1.524cm" svg:viewBox="0 0 3830 166" draw:points="3830,166 3501,0 0,0">
          <text:p/>
        </draw:polyline>
        <draw:polyline draw:style-name="gr2" draw:text-style-name="P2" draw:layer="layout" svg:width="0.836cm" svg:height="3.165cm" svg:x="13.861cm" svg:y="1.524cm" svg:viewBox="0 0 837 3166" draw:points="837,3166 507,3001 7,3001 0,0">
          <text:p/>
        </draw:polyline>
        <draw:polyline draw:style-name="gr2" draw:text-style-name="P2" draw:layer="layout" svg:width="3.871cm" svg:height="11.503cm" svg:x="10.826cm" svg:y="1.524cm" svg:viewBox="0 0 3872 11504" draw:points="42,0 0,11504 3543,11501 3872,11337">
          <text:p/>
        </draw:polyline>
        <draw:polyline draw:style-name="gr2" draw:text-style-name="P2" draw:layer="layout" svg:width="18.371cm" svg:height="4.683cm" svg:x="3.502cm" svg:y="10.091cm" svg:viewBox="0 0 18372 4684" draw:points="18372,437 18325,4684 0,4684 0,183 394,0">
          <text:p/>
        </draw:polyline>
        <draw:line draw:style-name="gr4" draw:text-style-name="P2" draw:layer="layout" svg:x1="2.076cm" svg:y1="7.274cm" svg:x2="2.076cm" svg:y2="8.774cm">
          <text:p/>
        </draw:line>
        <draw:polyline draw:style-name="gr2" draw:text-style-name="P2" draw:layer="layout" svg:width="1.82cm" svg:height="1.431cm" svg:x="2.076cm" svg:y="8.027cm" svg:viewBox="0 0 1821 1432" draw:points="1821,1432 1427,1247 1427,22 0,0">
          <text:p/>
        </draw:polyline>
        <draw:polyline draw:style-name="gr2" draw:text-style-name="P2" draw:layer="layout" svg:width="2.5cm" svg:height="3.625cm" svg:x="5.326cm" svg:y="6.149cm" svg:viewBox="0 0 2501 3626" draw:points="0,3626 2501,3626 2501,0">
          <text:p/>
        </draw:polyline>
        <draw:polyline draw:style-name="gr2" draw:text-style-name="P2" draw:layer="layout" svg:width="7.542cm" svg:height="3cm" svg:x="8.576cm" svg:y="5.024cm" svg:viewBox="0 0 7543 3001" draw:points="0,0 1292,0 1292,3001 7543,3001">
          <text:p/>
        </draw:polyline>
        <draw:polyline draw:style-name="gr2" draw:text-style-name="P2" draw:layer="layout" svg:width="2cm" svg:height="0.701cm" svg:x="17.618cm" svg:y="8.774cm" svg:viewBox="0 0 2001 702" draw:points="2001,702 2001,0 0,0">
          <text:p/>
        </draw:polyline>
        <draw:polygon draw:style-name="gr7" draw:text-style-name="P5" draw:layer="layout" svg:width="1.5cm" svg:height="3cm" svg:x="7.076cm" svg:y="3.524cm" svg:viewBox="0 0 1501 3001" draw:points="0,0 1501,750 1501,2251 0,3001">
          <text:p/>
        </draw:polygon>
        <draw:polygon draw:style-name="gr5" draw:text-style-name="P2" draw:layer="layout" svg:width="1.5cm" svg:height="3cm" svg:x="7.076cm" svg:y="3.524cm" svg:viewBox="0 0 1501 3001" draw:points="0,0 1501,750 1501,2251 0,3001">
          <text:p/>
        </draw:polygon>
        <draw:path draw:style-name="gr8" draw:text-style-name="P6" draw:layer="layout" svg:width="1.5cm" svg:height="1.501cm" svg:x="3.826cm" svg:y="9.024cm" svg:viewBox="0 0 1501 1502" svg:d="M1281 220c294 293 294 769 0 1062-293 293-768 293-1061 0s-293-769 0-1062 768-293 1061 0z">
          <text:p/>
        </draw:path>
        <draw:path draw:style-name="gr5" draw:text-style-name="P2" draw:layer="layout" svg:width="1.5cm" svg:height="1.501cm" svg:x="3.826cm" svg:y="9.024cm" svg:viewBox="0 0 1501 1502" svg:d="M1281 220c294 293 294 769 0 1062-293 293-768 293-1061 0s-293-769 0-1062 768-293 1061 0z">
          <text:p/>
        </draw:path>
        <draw:frame draw:style-name="gr6" draw:text-style-name="P4" draw:layer="layout" svg:width="0.362cm" svg:height="0.391cm" svg:x="0.295cm" svg:y="16.682cm">
          <draw:text-box>
            <text:p text:style-name="P3"><text:span text:style-name="T1">clk</text:span></text:p>
          </draw:text-box>
        </draw:frame>
        <draw:path draw:style-name="gr8" draw:text-style-name="P6" draw:layer="layout" svg:width="1.5cm" svg:height="1.501cm" svg:x="14.618cm" svg:y="1.274cm" svg:viewBox="0 0 1501 1502" svg:d="M1282 220c292 293 292 769 0 1062-294 293-769 293-1062 0s-293-769 0-1062 768-293 1062 0z">
          <text:p/>
        </draw:path>
        <draw:path draw:style-name="gr5" draw:text-style-name="P2" draw:layer="layout" svg:width="1.5cm" svg:height="1.501cm" svg:x="14.618cm" svg:y="1.274cm" svg:viewBox="0 0 1501 1502" svg:d="M1282 220c292 293 292 769 0 1062-294 293-769 293-1062 0s-293-769 0-1062 768-293 1062 0z">
          <text:p/>
        </draw:path>
        <draw:frame draw:style-name="gr9" draw:text-style-name="P7" draw:layer="layout" svg:width="0.563cm" svg:height="0.767cm" svg:x="4.407cm" svg:y="9.375cm">
          <draw:text-box>
            <text:p text:style-name="P3"><text:span text:style-name="T2">&lt;</text:span></text:p>
          </draw:text-box>
        </draw:frame>
        <draw:path draw:style-name="gr8" draw:text-style-name="P6" draw:layer="layout" svg:width="1.5cm" svg:height="1.501cm" svg:x="14.618cm" svg:y="4.274cm" svg:viewBox="0 0 1501 1502" svg:d="M1282 220c292 293 292 769 0 1062-294 293-769 293-1062 0s-293-769 0-1062 768-293 1062 0z">
          <text:p/>
        </draw:path>
        <draw:path draw:style-name="gr5" draw:text-style-name="P2" draw:layer="layout" svg:width="1.5cm" svg:height="1.501cm" svg:x="14.618cm" svg:y="4.274cm" svg:viewBox="0 0 1501 1502" svg:d="M1282 220c292 293 292 769 0 1062-294 293-769 293-1062 0s-293-769 0-1062 768-293 1062 0z">
          <text:p/>
        </draw:path>
        <draw:frame draw:style-name="gr9" draw:text-style-name="P7" draw:layer="layout" svg:width="0.645cm" svg:height="0.767cm" svg:x="15.03cm" svg:y="1.625cm">
          <draw:text-box>
            <text:p text:style-name="P3"><text:span text:style-name="T2">&gt;=</text:span></text:p>
          </draw:text-box>
        </draw:frame>
        <draw:path draw:style-name="gr8" draw:text-style-name="P6" draw:layer="layout" svg:width="1.5cm" svg:height="1.501cm" svg:x="14.618cm" svg:y="11.774cm" svg:viewBox="0 0 1501 1502" svg:d="M1282 220c292 293 292 769 0 1062-294 293-769 293-1062 0s-293-769 0-1062 768-293 1062 0z">
          <text:p/>
        </draw:path>
        <draw:path draw:style-name="gr5" draw:text-style-name="P2" draw:layer="layout" svg:width="1.5cm" svg:height="1.501cm" svg:x="14.618cm" svg:y="11.774cm" svg:viewBox="0 0 1501 1502" svg:d="M1282 220c292 293 292 769 0 1062-294 293-769 293-1062 0s-293-769 0-1062 768-293 1062 0z">
          <text:p/>
        </draw:path>
        <draw:frame draw:style-name="gr9" draw:text-style-name="P7" draw:layer="layout" svg:width="0.645cm" svg:height="0.767cm" svg:x="15.03cm" svg:y="4.625cm">
          <draw:text-box>
            <text:p text:style-name="P3"><text:span text:style-name="T2">&lt;=</text:span></text:p>
          </draw:text-box>
        </draw:frame>
        <draw:path draw:style-name="gr10" draw:text-style-name="P8" draw:layer="layout" svg:width="2.25cm" svg:height="1.5cm" svg:x="18.868cm" svg:y="1.774cm" svg:viewBox="0 0 2251 1501" svg:d="M1501 0h-1-1500v1501h1500c1 0 1 0 1 0 192 0 384-73 531-219 292-293 292-768 0-1062-147-146-339-220-531-220z">
          <text:p/>
        </draw:path>
        <draw:path draw:style-name="gr5" draw:text-style-name="P2" draw:layer="layout" svg:width="2.25cm" svg:height="1.5cm" svg:x="18.868cm" svg:y="1.774cm" svg:viewBox="0 0 2251 1501" svg:d="M1501 0h-1-1500v1501h1500c1 0 1 0 1 0 192 0 384-73 531-219 292-293 292-768 0-1062-147-146-339-220-531-220z">
          <text:p/>
        </draw:path>
        <draw:frame draw:style-name="gr9" draw:text-style-name="P7" draw:layer="layout" svg:width="0.563cm" svg:height="0.767cm" svg:x="15.199cm" svg:y="12.125cm">
          <draw:text-box>
            <text:p text:style-name="P3"><text:span text:style-name="T2">+</text:span></text:p>
          </draw:text-box>
        </draw:frame>
        <draw:line draw:style-name="gr5" draw:text-style-name="P2" draw:layer="layout" svg:x1="12.118cm" svg:y1="0.024cm" svg:x2="12.618cm" svg:y2="0.024cm">
          <text:p/>
        </draw:line>
        <draw:line draw:style-name="gr5" draw:text-style-name="P2" draw:layer="layout" svg:x1="12.368cm" svg:y1="0.024cm" svg:x2="12.368cm" svg:y2="0.524cm">
          <text:p/>
        </draw:line>
        <draw:line draw:style-name="gr5" draw:text-style-name="P2" draw:layer="layout" svg:x1="11.868cm" svg:y1="17.774cm" svg:x2="12.868cm" svg:y2="17.774cm">
          <text:p/>
        </draw:line>
        <draw:line draw:style-name="gr5" draw:text-style-name="P2" draw:layer="layout" svg:x1="12.035cm" svg:y1="18.024cm" svg:x2="12.702cm" svg:y2="18.024cm">
          <text:p/>
        </draw:line>
        <draw:line draw:style-name="gr5" draw:text-style-name="P2" draw:layer="layout" svg:x1="12.202cm" svg:y1="18.274cm" svg:x2="12.535cm" svg:y2="18.274cm">
          <text:p/>
        </draw:line>
        <draw:line draw:style-name="gr5" draw:text-style-name="P2" draw:layer="layout" svg:x1="12.368cm" svg:y1="17.024cm" svg:x2="12.373cm" svg:y2="17.775cm">
          <text:p/>
        </draw:line>
        <draw:polygon draw:style-name="gr5" draw:text-style-name="P2" draw:layer="layout" svg:width="0.75cm" svg:height="0.5cm" svg:x="23.368cm" svg:y="10.274cm" svg:viewBox="0 0 751 501" draw:points="0,0 501,0 751,250 501,501 0,501">
          <text:p/>
        </draw:polygon>
        <draw:polygon draw:style-name="gr5" draw:text-style-name="P2" draw:layer="layout" svg:width="0.75cm" svg:height="0.5cm" svg:x="23.368cm" svg:y="2.274cm" svg:viewBox="0 0 751 501" draw:points="0,0 501,0 751,250 501,501 0,501">
          <text:p/>
        </draw:polygon>
        <draw:frame draw:style-name="gr9" draw:text-style-name="P7" draw:layer="layout" svg:width="1.2cm" svg:height="0.767cm" svg:x="19.408cm" svg:y="2.125cm">
          <draw:text-box>
            <text:p text:style-name="P3"><text:span text:style-name="T2">AND</text:span></text:p>
          </draw:text-box>
        </draw:frame>
        <draw:frame draw:style-name="gr6" draw:text-style-name="P4" draw:layer="layout" svg:width="0.794cm" svg:height="0.391cm" svg:x="12.795cm" svg:y="2.577cm">
          <draw:text-box>
            <text:p text:style-name="P3"><text:span text:style-name="T1">v=656</text:span></text:p>
          </draw:text-box>
        </draw:frame>
        <draw:frame draw:style-name="gr6" draw:text-style-name="P4" draw:layer="layout" svg:width="0.794cm" svg:height="0.391cm" svg:x="12.795cm" svg:y="5.541cm">
          <draw:text-box>
            <text:p text:style-name="P3"><text:span text:style-name="T1">v=751</text:span></text:p>
          </draw:text-box>
        </draw:frame>
        <draw:frame draw:style-name="gr6" draw:text-style-name="P4" draw:layer="layout" svg:width="0.59cm" svg:height="0.391cm" svg:x="23.545cm" svg:y="2.932cm">
          <draw:text-box>
            <text:p text:style-name="P3"><text:span text:style-name="T1">sync</text:span></text:p>
          </draw:text-box>
        </draw:frame>
        <draw:frame draw:style-name="gr6" draw:text-style-name="P4" draw:layer="layout" svg:width="0.375cm" svg:height="0.391cm" svg:x="23.795cm" svg:y="10.932cm">
          <draw:text-box>
            <text:p text:style-name="P3"><text:span text:style-name="T1">val</text:span></text:p>
          </draw:text-box>
        </draw:frame>
        <draw:line draw:style-name="gr5" draw:text-style-name="P2" draw:layer="layout" svg:x1="1.826cm" svg:y1="6.774cm" svg:x2="2.326cm" svg:y2="6.774cm">
          <text:p/>
        </draw:line>
        <draw:line draw:style-name="gr5" draw:text-style-name="P2" draw:layer="layout" svg:x1="2.076cm" svg:y1="6.774cm" svg:x2="2.076cm" svg:y2="7.274cm">
          <text:p/>
        </draw:line>
        <draw:line draw:style-name="gr5" draw:text-style-name="P2" draw:layer="layout" svg:x1="1.576cm" svg:y1="9.524cm" svg:x2="2.576cm" svg:y2="9.524cm">
          <text:p/>
        </draw:line>
        <draw:line draw:style-name="gr5" draw:text-style-name="P2" draw:layer="layout" svg:x1="1.743cm" svg:y1="9.774cm" svg:x2="2.41cm" svg:y2="9.774cm">
          <text:p/>
        </draw:line>
        <draw:line draw:style-name="gr5" draw:text-style-name="P2" draw:layer="layout" svg:x1="1.91cm" svg:y1="10.024cm" svg:x2="2.243cm" svg:y2="10.024cm">
          <text:p/>
        </draw:line>
        <draw:line draw:style-name="gr5" draw:text-style-name="P2" draw:layer="layout" svg:x1="2.076cm" svg:y1="8.774cm" svg:x2="2.081cm" svg:y2="9.525cm">
          <text:p/>
        </draw:line>
        <draw:frame draw:style-name="gr6" draw:text-style-name="P4" draw:layer="layout" svg:width="0.468cm" svg:height="0.391cm" svg:x="12.795cm" svg:y="12.041cm">
          <draw:text-box>
            <text:p text:style-name="P3"><text:span text:style-name="T1">v=1</text:span></text:p>
          </draw:text-box>
        </draw:frame>
        <draw:line draw:style-name="gr5" draw:text-style-name="P2" draw:layer="layout" svg:x1="5.326cm" svg:y1="8.024cm" svg:x2="6.326cm" svg:y2="8.024cm">
          <text:p/>
        </draw:line>
        <draw:line draw:style-name="gr5" draw:text-style-name="P2" draw:layer="layout" svg:x1="5.493cm" svg:y1="8.274cm" svg:x2="6.16cm" svg:y2="8.274cm">
          <text:p/>
        </draw:line>
        <draw:line draw:style-name="gr5" draw:text-style-name="P2" draw:layer="layout" svg:x1="5.66cm" svg:y1="8.524cm" svg:x2="5.993cm" svg:y2="8.524cm">
          <text:p/>
        </draw:line>
        <draw:line draw:style-name="gr5" draw:text-style-name="P2" draw:layer="layout" svg:x1="5.826cm" svg:y1="7.274cm" svg:x2="5.831cm" svg:y2="8.025cm">
          <text:p/>
        </draw:line>
        <draw:line draw:style-name="gr5" draw:text-style-name="P2" draw:layer="layout" svg:x1="5.576cm" svg:y1="2.274cm" svg:x2="6.076cm" svg:y2="2.274cm">
          <text:p/>
        </draw:line>
        <draw:line draw:style-name="gr5" draw:text-style-name="P2" draw:layer="layout" svg:x1="5.826cm" svg:y1="2.274cm" svg:x2="5.826cm" svg:y2="2.774cm">
          <text:p/>
        </draw:line>
        <draw:frame draw:style-name="gr6" draw:text-style-name="P4" draw:layer="layout" svg:width="0.794cm" svg:height="0.391cm" svg:x="2.545cm" svg:y="8.077cm">
          <draw:text-box>
            <text:p text:style-name="P3"><text:span text:style-name="T1">v=800</text:span></text:p>
          </draw:text-box>
        </draw:frame>
        <draw:frame draw:style-name="gr6" draw:text-style-name="P4" draw:layer="layout" svg:width="0.468cm" svg:height="0.391cm" svg:x="6.045cm" svg:y="4.291cm">
          <draw:text-box>
            <text:p text:style-name="P3"><text:span text:style-name="T1">v=1</text:span></text:p>
          </draw:text-box>
        </draw:frame>
        <draw:polygon draw:style-name="gr7" draw:text-style-name="P5" draw:layer="layout" svg:width="1.5cm" svg:height="3cm" svg:x="16.118cm" svg:y="7.274cm" svg:viewBox="0 0 1501 3001" draw:points="0,0 1501,751 1501,2251 0,3001">
          <text:p/>
        </draw:polygon>
        <draw:polygon draw:style-name="gr5" draw:text-style-name="P2" draw:layer="layout" svg:width="1.5cm" svg:height="3cm" svg:x="16.118cm" svg:y="7.274cm" svg:viewBox="0 0 1501 3001" draw:points="0,0 1501,751 1501,2251 0,3001">
          <text:p/>
        </draw:polygon>
        <draw:polygon draw:style-name="gr11" draw:text-style-name="P9" draw:layer="layout" svg:width="1.209cm" svg:height="2cm" svg:x="19.409cm" svg:y="9.775cm" svg:viewBox="0 0 1210 2001" draw:points="0,2001 1210,2001 1210,0 0,0">
          <text:p/>
        </draw:polygon>
        <draw:polygon draw:style-name="gr5" draw:text-style-name="P2" draw:layer="layout" svg:width="1.209cm" svg:height="2cm" svg:x="19.409cm" svg:y="9.775cm" svg:viewBox="0 0 1210 2001" draw:points="0,0 1210,0 1210,2001 0,2001">
          <text:p/>
        </draw:polygon>
        <draw:polygon draw:style-name="gr12" draw:text-style-name="P10" draw:layer="layout" svg:width="1.21cm" svg:height="2cm" svg:x="19.312cm" svg:y="9.675cm" svg:viewBox="0 0 1211 2001" draw:points="0,2001 1211,2001 1211,0 0,0">
          <text:p/>
        </draw:polygon>
        <draw:polygon draw:style-name="gr5" draw:text-style-name="P2" draw:layer="layout" svg:width="1.21cm" svg:height="2cm" svg:x="19.312cm" svg:y="9.675cm" svg:viewBox="0 0 1211 2001" draw:points="0,0 1211,0 1211,2001 0,2001">
          <text:p/>
        </draw:polygon>
        <draw:polygon draw:style-name="gr13" draw:text-style-name="P11" draw:layer="layout" svg:width="1.21cm" svg:height="2cm" svg:x="19.215cm" svg:y="9.575cm" svg:viewBox="0 0 1211 2001" draw:points="0,2001 1211,2001 1211,0 0,0">
          <text:p/>
        </draw:polygon>
        <draw:polygon draw:style-name="gr5" draw:text-style-name="P2" draw:layer="layout" svg:width="1.21cm" svg:height="2cm" svg:x="19.215cm" svg:y="9.575cm" svg:viewBox="0 0 1211 2001" draw:points="0,0 1211,0 1211,2001 0,2001">
          <text:p/>
        </draw:polygon>
        <draw:polygon draw:style-name="gr14" draw:text-style-name="P12" draw:layer="layout" svg:width="1.21cm" svg:height="2cm" svg:x="19.118cm" svg:y="9.475cm" svg:viewBox="0 0 1211 2001" draw:points="0,2001 1211,2001 1211,0 0,0">
          <text:p/>
        </draw:polygon>
        <draw:polygon draw:style-name="gr5" draw:text-style-name="P2" draw:layer="layout" svg:width="1.21cm" svg:height="2cm" svg:x="19.118cm" svg:y="9.475cm" svg:viewBox="0 0 1211 2001" draw:points="0,0 1211,0 1211,2001 0,2001">
          <text:p/>
        </draw:polygon>
        <draw:frame draw:style-name="gr6" draw:text-style-name="P4" draw:layer="layout" svg:width="0.468cm" svg:height="0.391cm" svg:x="6.045cm" svg:y="5.827cm">
          <draw:text-box>
            <text:p text:style-name="P3"><text:span text:style-name="T1">v=0</text:span></text:p>
          </draw:text-box>
        </draw:frame>
        <draw:frame draw:style-name="gr15" draw:text-style-name="P13" draw:layer="layout" svg:width="0.211cm" svg:height="0.289cm" svg:x="19.309cm" svg:y="9.883cm">
          <draw:text-box>
            <text:p text:style-name="P3"><text:span text:style-name="T3">C</text:span></text:p>
          </draw:text-box>
        </draw:frame>
        <draw:frame draw:style-name="gr15" draw:text-style-name="P13" draw:layer="layout" svg:width="0.211cm" svg:height="0.289cm" svg:x="19.309cm" svg:y="10.833cm">
          <draw:text-box>
            <text:p text:style-name="P3"><text:span text:style-name="T3">D</text:span></text:p>
          </draw:text-box>
        </draw:frame>
        <draw:polyline draw:style-name="gr16" draw:text-style-name="P2" draw:layer="layout" svg:width="0.14cm" svg:height="0.25cm" svg:x="19.118cm" svg:y="9.899cm" svg:viewBox="0 0 141 251" draw:points="0,0 141,125 0,251">
          <text:p/>
        </draw:polyline>
        <draw:frame draw:style-name="gr15" draw:text-style-name="P13" draw:layer="layout" svg:width="0.211cm" svg:height="0.289cm" svg:x="20.147cm" svg:y="10.333cm">
          <draw:text-box>
            <text:p text:style-name="P3"><text:span text:style-name="T3">Q</text:span></text:p>
          </draw:text-box>
        </draw:frame>
        <draw:path draw:style-name="gr17" draw:text-style-name="P14" draw:layer="layout" svg:width="0.251cm" svg:height="0.25cm" svg:x="10.701cm" svg:y="12.906cm" svg:viewBox="0 0 252 251" svg:d="M215 37c49 49 49 128 0 177-50 50-129 50-178 0-49-49-49-128 0-177s128-49 178 0z">
          <text:p/>
        </draw:path>
        <draw:path draw:style-name="gr17" draw:text-style-name="P14" draw:layer="layout" svg:width="0.25cm" svg:height="0.249cm" svg:x="13.741cm" svg:y="1.397cm" svg:viewBox="0 0 251 250" svg:d="M215 37c48 48 48 128 0 176-49 50-129 50-178 0-49-48-49-128 0-176 49-49 129-49 178 0z">
          <text:p/>
        </draw:path>
        <draw:path draw:style-name="gr17" draw:text-style-name="P14" draw:layer="layout" svg:width="0.25cm" svg:height="0.25cm" svg:x="12.239cm" svg:y="2.4cm" svg:viewBox="0 0 251 251" svg:d="M214 36c49 49 49 128 0 177-49 50-129 50-178 0-48-49-48-128 0-177 49-48 129-48 178 0z">
          <text:p/>
        </draw:path>
        <draw:path draw:style-name="gr17" draw:text-style-name="P14" draw:layer="layout" svg:width="0.25cm" svg:height="0.25cm" svg:x="12.243cm" svg:y="5.408cm" svg:viewBox="0 0 251 251" svg:d="M215 37c48 49 48 128 0 177-49 50-129 50-178 0-49-49-49-128 0-177s129-49 178 0z">
          <text:p/>
        </draw:path>
        <draw:path draw:style-name="gr17" draw:text-style-name="P14" draw:layer="layout" svg:width="0.25cm" svg:height="0.25cm" svg:x="12.243cm" svg:y="9.405cm" svg:viewBox="0 0 251 251" svg:d="M215 37c48 49 48 128 0 177-49 50-129 50-178 0-49-49-49-128 0-177s129-49 178 0z">
          <text:p/>
        </draw:path>
        <draw:path draw:style-name="gr17" draw:text-style-name="P14" draw:layer="layout" svg:width="0.25cm" svg:height="0.25cm" svg:x="12.243cm" svg:y="11.909cm" svg:viewBox="0 0 251 251" svg:d="M215 36c48 49 48 128 0 177-49 50-129 50-178 0-49-49-49-128 0-177 49-48 129-48 178 0z">
          <text:p/>
        </draw:path>
        <draw:path draw:style-name="gr17" draw:text-style-name="P14" draw:layer="layout" svg:width="0.251cm" svg:height="0.25cm" svg:x="5.701cm" svg:y="4.144cm" svg:viewBox="0 0 252 251" svg:d="M215 36c49 49 49 128 0 177-50 50-129 50-178 0-49-49-49-128 0-177 49-48 128-48 178 0z">
          <text:p/>
        </draw:path>
        <draw:path draw:style-name="gr17" draw:text-style-name="P14" draw:layer="layout" svg:width="0.251cm" svg:height="0.251cm" svg:x="5.701cm" svg:y="5.667cm" svg:viewBox="0 0 252 252" svg:d="M215 37c49 49 49 128 0 178-50 49-129 49-178 0-49-50-49-129 0-178s128-49 178 0z">
          <text:p/>
        </draw:path>
        <draw:path draw:style-name="gr17" draw:text-style-name="P14" draw:layer="layout" svg:width="0.251cm" svg:height="0.249cm" svg:x="1.951cm" svg:y="7.904cm" svg:viewBox="0 0 252 250" svg:d="M215 37c49 48 49 128 0 176-50 50-129 50-178 0-49-48-49-128 0-176 49-49 128-49 178 0z">
          <text:p/>
        </draw:path>
        <draw:path draw:style-name="gr17" draw:text-style-name="P14" draw:layer="layout" svg:width="0.25cm" svg:height="0.25cm" svg:x="10.696cm" svg:y="14.649cm" svg:viewBox="0 0 251 251" svg:d="M37 37c-49 49-49 128 0 177 48 50 128 50 177 0 49-49 49-128 0-177s-129-49-177 0z">
          <text:p/>
        </draw:path>
        <draw:frame draw:style-name="gr15" draw:text-style-name="P13" draw:layer="layout" svg:width="0.366cm" svg:height="0.289cm" svg:x="19.409cm" svg:y="9.476cm">
          <draw:text-box>
            <text:p text:style-name="P3"><text:span text:style-name="T3">RST</text:span></text:p>
          </draw:text-box>
        </draw:frame>
        <draw:custom-shape draw:style-name="gr18" draw:text-style-name="P15" draw:layer="layout" svg:width="2.858cm" svg:height="5.08cm" svg:x="0.952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5" draw:layer="layout" svg:x1="3.175cm" svg:y1="4.762cm" svg:x2="2.857cm" svg:y2="7.62cm">
          <text:p/>
        </draw:line>
        <draw:frame draw:style-name="gr20" draw:text-style-name="P17" draw:layer="layout" svg:width="4.445cm" svg:height="1.611cm" svg:x="0.317cm" svg:y="3.151cm">
          <draw:text-box>
            <text:p text:style-name="P16"><text:span text:style-name="T4">Parameter:</text:span></text:p>
            <text:p text:style-name="P16"><text:span text:style-name="T4">MODULO=80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4.341cm" fo:page-height="18.3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18T20:06:36.524775518</meta:print-date>
    <meta:printed-by>PDF files</meta:printed-by>
    <dc:date>2025-02-18T20:11:41.895292230</dc:date>
    <meta:editing-duration>PT4M40S</meta:editing-duration>
    <meta:editing-cycles>1</meta:editing-cycles>
    <meta:document-statistic meta:object-count="105"/>
    <meta:generator>LibreOffice/24.2.7.2$Linux_X86_64 LibreOffice_project/420$Build-2</meta:generator>
  </office:meta>
</office:document-meta>
</file>